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41.857116699">
            <text:p>541,857116699</text:p>
          </table:table-cell>
          <table:table-cell office:value-type="float" office:value="883.642883301">
            <text:p>883,642883301</text:p>
          </table:table-cell>
          <table:table-cell office:value-type="float" office:value="1561.80004883">
            <text:p>1561,80004883</text:p>
          </table:table-cell>
          <table:table-cell office:value-type="float" office:value="2996.35717773">
            <text:p>2996,35717773</text:p>
          </table:table-cell>
          <table:table-cell office:value-type="float" office:value="5684.01416016">
            <text:p>5684,01416016</text:p>
          </table:table-cell>
        </table:table-row>
        <table:table-row table:style-name="ro1">
          <table:table-cell/>
          <table:table-cell office:value-type="float" office:value="2.5">
            <text:p>2,5</text:p>
          </table:table-cell>
          <table:table-cell office:value-type="float" office:value="551.242858887">
            <text:p>551,242858887</text:p>
          </table:table-cell>
          <table:table-cell office:value-type="float" office:value="893.299987793">
            <text:p>893,299987793</text:p>
          </table:table-cell>
          <table:table-cell office:value-type="float" office:value="1584.55712891">
            <text:p>1584,55712891</text:p>
          </table:table-cell>
          <table:table-cell office:value-type="float" office:value="3003.28564453">
            <text:p>3003,28564453</text:p>
          </table:table-cell>
          <table:table-cell office:value-type="float" office:value="5497.02880859">
            <text:p>5497,02880859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34.742858887">
            <text:p>534,742858887</text:p>
          </table:table-cell>
          <table:table-cell office:value-type="float" office:value="903.757141113">
            <text:p>903,757141113</text:p>
          </table:table-cell>
          <table:table-cell office:value-type="float" office:value="1581.88574219">
            <text:p>1581,88574219</text:p>
          </table:table-cell>
          <table:table-cell office:value-type="float" office:value="2914.69995117">
            <text:p>2914,69995117</text:p>
          </table:table-cell>
          <table:table-cell office:value-type="float" office:value="5581.77148438">
            <text:p>5581,77148438</text:p>
          </table:table-cell>
        </table:table-row>
        <table:table-row table:style-name="ro1">
          <table:table-cell/>
          <table:table-cell office:value-type="float" office:value="3.5">
            <text:p>3,5</text:p>
          </table:table-cell>
          <table:table-cell office:value-type="float" office:value="537.799987793">
            <text:p>537,799987793</text:p>
          </table:table-cell>
          <table:table-cell office:value-type="float" office:value="905.157165527">
            <text:p>905,157165527</text:p>
          </table:table-cell>
          <table:table-cell office:value-type="float" office:value="1590.94287109">
            <text:p>1590,94287109</text:p>
          </table:table-cell>
          <table:table-cell office:value-type="float" office:value="3069.5715332">
            <text:p>3069,5715332</text:p>
          </table:table-cell>
          <table:table-cell office:value-type="float" office:value="5740.89990234">
            <text:p>5740,8999023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37.18572998">
            <text:p>537,18572998</text:p>
          </table:table-cell>
          <table:table-cell office:value-type="float" office:value="901.257141113">
            <text:p>901,257141113</text:p>
          </table:table-cell>
          <table:table-cell office:value-type="float" office:value="1566.04284668">
            <text:p>1566,04284668</text:p>
          </table:table-cell>
          <table:table-cell office:value-type="float" office:value="3021.08569336">
            <text:p>3021,08569336</text:p>
          </table:table-cell>
          <table:table-cell office:value-type="float" office:value="5653.47119141">
            <text:p>5653,47119141</text:p>
          </table:table-cell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539.128601074">
            <text:p>539,128601074</text:p>
          </table:table-cell>
          <table:table-cell office:value-type="float" office:value="903.31427002">
            <text:p>903,31427002</text:p>
          </table:table-cell>
          <table:table-cell office:value-type="float" office:value="1560.2857666">
            <text:p>1560,2857666</text:p>
          </table:table-cell>
          <table:table-cell office:value-type="float" office:value="3020.41430664">
            <text:p>3020,41430664</text:p>
          </table:table-cell>
          <table:table-cell office:value-type="float" office:value="5710.84277344">
            <text:p>5710,8427734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536.77142334">
            <text:p>536,77142334</text:p>
          </table:table-cell>
          <table:table-cell office:value-type="float" office:value="883.642883301">
            <text:p>883,642883301</text:p>
          </table:table-cell>
          <table:table-cell office:value-type="float" office:value="1564.32861328">
            <text:p>1564,32861328</text:p>
          </table:table-cell>
          <table:table-cell office:value-type="float" office:value="2988">
            <text:p>2988</text:p>
          </table:table-cell>
          <table:table-cell office:value-type="float" office:value="5491.12841797">
            <text:p>5491,12841797</text:p>
          </table:table-cell>
        </table:table-row>
        <table:table-row table:style-name="ro1">
          <table:table-cell/>
          <table:table-cell office:value-type="float" office:value="5.5">
            <text:p>5,5</text:p>
          </table:table-cell>
          <table:table-cell office:value-type="float" office:value="530.971435547">
            <text:p>530,971435547</text:p>
          </table:table-cell>
          <table:table-cell office:value-type="float" office:value="882.428588867">
            <text:p>882,428588867</text:p>
          </table:table-cell>
          <table:table-cell office:value-type="float" office:value="1561.80004883">
            <text:p>1561,80004883</text:p>
          </table:table-cell>
          <table:table-cell office:value-type="float" office:value="3009.4284668">
            <text:p>3009,4284668</text:p>
          </table:table-cell>
          <table:table-cell office:value-type="float" office:value="5604.61425781">
            <text:p>5604,6142578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34.328552246">
            <text:p>534,328552246</text:p>
          </table:table-cell>
          <table:table-cell office:value-type="float" office:value="919.057128906">
            <text:p>919,057128906</text:p>
          </table:table-cell>
          <table:table-cell office:value-type="float" office:value="1573.92858887">
            <text:p>1573,92858887</text:p>
          </table:table-cell>
          <table:table-cell office:value-type="float" office:value="3006.80004883">
            <text:p>3006,80004883</text:p>
          </table:table-cell>
          <table:table-cell office:value-type="float" office:value="5606.17138672">
            <text:p>5606,17138672</text:p>
          </table:table-cell>
        </table:table-row>
        <table:table-row table:style-name="ro1">
          <table:table-cell/>
          <table:table-cell office:value-type="float" office:value="6.5">
            <text:p>6,5</text:p>
          </table:table-cell>
          <table:table-cell office:value-type="float" office:value="534.857116699">
            <text:p>534,857116699</text:p>
          </table:table-cell>
          <table:table-cell office:value-type="float" office:value="901.928588867">
            <text:p>901,928588867</text:p>
          </table:table-cell>
          <table:table-cell office:value-type="float" office:value="1606.40002441">
            <text:p>1606,40002441</text:p>
          </table:table-cell>
          <table:table-cell office:value-type="float" office:value="3006.04296875">
            <text:p>3006,04296875</text:p>
          </table:table-cell>
          <table:table-cell office:value-type="float" office:value="5633.57128906">
            <text:p>5633,5712890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539.742858887">
            <text:p>539,742858887</text:p>
          </table:table-cell>
          <table:table-cell office:value-type="float" office:value="911.557128906">
            <text:p>911,557128906</text:p>
          </table:table-cell>
          <table:table-cell office:value-type="float" office:value="1578.07141113">
            <text:p>1578,07141113</text:p>
          </table:table-cell>
          <table:table-cell office:value-type="float" office:value="2974.78564453">
            <text:p>2974,78564453</text:p>
          </table:table-cell>
          <table:table-cell office:value-type="float" office:value="5550.21435547">
            <text:p>5550,21435547</text:p>
          </table:table-cell>
        </table:table-row>
        <table:table-row table:style-name="ro1">
          <table:table-cell/>
          <table:table-cell office:value-type="float" office:value="7.5">
            <text:p>7,5</text:p>
          </table:table-cell>
          <table:table-cell office:value-type="float" office:value="536.942871094">
            <text:p>536,942871094</text:p>
          </table:table-cell>
          <table:table-cell office:value-type="float" office:value="902.214294434">
            <text:p>902,214294434</text:p>
          </table:table-cell>
          <table:table-cell office:value-type="float" office:value="1575.08569336">
            <text:p>1575,08569336</text:p>
          </table:table-cell>
          <table:table-cell office:value-type="float" office:value="2999.11425781">
            <text:p>2999,11425781</text:p>
          </table:table-cell>
          <table:table-cell office:value-type="float" office:value="5526.65722656">
            <text:p>5526,6572265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37.914306641">
            <text:p>537,914306641</text:p>
          </table:table-cell>
          <table:table-cell office:value-type="float" office:value="887.928588867">
            <text:p>887,928588867</text:p>
          </table:table-cell>
          <table:table-cell office:value-type="float" office:value="1565.61425781">
            <text:p>1565,61425781</text:p>
          </table:table-cell>
          <table:table-cell office:value-type="float" office:value="3003.9855957">
            <text:p>3003,9855957</text:p>
          </table:table-cell>
          <table:table-cell office:value-type="float" office:value="5488.94287109">
            <text:p>5488,94287109</text:p>
          </table:table-cell>
        </table:table-row>
        <table:table-row table:style-name="ro1">
          <table:table-cell/>
          <table:table-cell office:value-type="float" office:value="8.5">
            <text:p>8,5</text:p>
          </table:table-cell>
          <table:table-cell office:value-type="float" office:value="540.914306641">
            <text:p>540,914306641</text:p>
          </table:table-cell>
          <table:table-cell office:value-type="float" office:value="891.557128906">
            <text:p>891,557128906</text:p>
          </table:table-cell>
          <table:table-cell office:value-type="float" office:value="1540.12854004">
            <text:p>1540,12854004</text:p>
          </table:table-cell>
          <table:table-cell office:value-type="float" office:value="2910.45703125">
            <text:p>2910,45703125</text:p>
          </table:table-cell>
          <table:table-cell office:value-type="float" office:value="5606.74267578">
            <text:p>5606,7426757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547.77142334">
            <text:p>547,77142334</text:p>
          </table:table-cell>
          <table:table-cell office:value-type="float" office:value="893.528564453">
            <text:p>893,528564453</text:p>
          </table:table-cell>
          <table:table-cell office:value-type="float" office:value="1554.32861328">
            <text:p>1554,32861328</text:p>
          </table:table-cell>
          <table:table-cell office:value-type="float" office:value="2928.18579102">
            <text:p>2928,18579102</text:p>
          </table:table-cell>
          <table:table-cell office:value-type="float" office:value="5559.38574219">
            <text:p>5559,38574219</text:p>
          </table:table-cell>
        </table:table-row>
        <table:table-row table:style-name="ro1">
          <table:table-cell/>
          <table:table-cell office:value-type="float" office:value="9.5">
            <text:p>9,5</text:p>
          </table:table-cell>
          <table:table-cell office:value-type="float" office:value="544.200012207">
            <text:p>544,200012207</text:p>
          </table:table-cell>
          <table:table-cell office:value-type="float" office:value="900.785705566">
            <text:p>900,785705566</text:p>
          </table:table-cell>
          <table:table-cell office:value-type="float" office:value="1543.95715332">
            <text:p>1543,95715332</text:p>
          </table:table-cell>
          <table:table-cell office:value-type="float" office:value="2915.52856445">
            <text:p>2915,52856445</text:p>
          </table:table-cell>
          <table:table-cell office:value-type="float" office:value="5605.52880859">
            <text:p>5605,5288085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45.614257813">
            <text:p>545,614257813</text:p>
          </table:table-cell>
          <table:table-cell office:value-type="float" office:value="863.671447754">
            <text:p>863,671447754</text:p>
          </table:table-cell>
          <table:table-cell office:value-type="float" office:value="1519.77148438">
            <text:p>1519,77148438</text:p>
          </table:table-cell>
          <table:table-cell office:value-type="float" office:value="2958.5">
            <text:p>2958,5</text:p>
          </table:table-cell>
          <table:table-cell office:value-type="float" office:value="5553.62841797">
            <text:p>5553,62841797</text:p>
          </table:table-cell>
        </table:table-row>
        <table:table-row table:style-name="ro1">
          <table:table-cell/>
          <table:table-cell office:value-type="float" office:value="10.5">
            <text:p>10,5</text:p>
          </table:table-cell>
          <table:table-cell office:value-type="float" office:value="552.671447754">
            <text:p>552,671447754</text:p>
          </table:table-cell>
          <table:table-cell office:value-type="float" office:value="907.342834473">
            <text:p>907,342834473</text:p>
          </table:table-cell>
          <table:table-cell office:value-type="float" office:value="1494.08569336">
            <text:p>1494,08569336</text:p>
          </table:table-cell>
          <table:table-cell office:value-type="float" office:value="3012.02856445">
            <text:p>3012,02856445</text:p>
          </table:table-cell>
          <table:table-cell office:value-type="float" office:value="5389.22851563">
            <text:p>5389,2285156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541.985717773">
            <text:p>541,985717773</text:p>
          </table:table-cell>
          <table:table-cell office:value-type="float" office:value="893.371398926">
            <text:p>893,371398926</text:p>
          </table:table-cell>
          <table:table-cell office:value-type="float" office:value="1553.32861328">
            <text:p>1553,32861328</text:p>
          </table:table-cell>
          <table:table-cell office:value-type="float" office:value="2986.39990234">
            <text:p>2986,39990234</text:p>
          </table:table-cell>
          <table:table-cell office:value-type="float" office:value="5562.62841797">
            <text:p>5562,62841797</text:p>
          </table:table-cell>
        </table:table-row>
        <table:table-row table:style-name="ro1">
          <table:table-cell/>
          <table:table-cell office:value-type="float" office:value="11.5">
            <text:p>11,5</text:p>
          </table:table-cell>
          <table:table-cell office:value-type="float" office:value="535.128601074">
            <text:p>535,128601074</text:p>
          </table:table-cell>
          <table:table-cell office:value-type="float" office:value="891.842834473">
            <text:p>891,842834473</text:p>
          </table:table-cell>
          <table:table-cell office:value-type="float" office:value="1548.47143555">
            <text:p>1548,47143555</text:p>
          </table:table-cell>
          <table:table-cell office:value-type="float" office:value="2986.22851563">
            <text:p>2986,22851563</text:p>
          </table:table-cell>
          <table:table-cell office:value-type="float" office:value="5548.4140625">
            <text:p>5548,414062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548.45715332">
            <text:p>548,45715332</text:p>
          </table:table-cell>
          <table:table-cell office:value-type="float" office:value="887.799987793">
            <text:p>887,799987793</text:p>
          </table:table-cell>
          <table:table-cell office:value-type="float" office:value="1569.57141113">
            <text:p>1569,57141113</text:p>
          </table:table-cell>
          <table:table-cell office:value-type="float" office:value="2951.58569336">
            <text:p>2951,58569336</text:p>
          </table:table-cell>
          <table:table-cell office:value-type="float" office:value="5492.74267578">
            <text:p>5492,74267578</text:p>
          </table:table-cell>
        </table:table-row>
        <table:table-row table:style-name="ro1">
          <table:table-cell/>
          <table:table-cell office:value-type="float" office:value="12.5">
            <text:p>12,5</text:p>
          </table:table-cell>
          <table:table-cell office:value-type="float" office:value="532.985717773">
            <text:p>532,985717773</text:p>
          </table:table-cell>
          <table:table-cell office:value-type="float" office:value="887.142883301">
            <text:p>887,142883301</text:p>
          </table:table-cell>
          <table:table-cell office:value-type="float" office:value="1531.38574219">
            <text:p>1531,38574219</text:p>
          </table:table-cell>
          <table:table-cell office:value-type="float" office:value="2980.38574219">
            <text:p>2980,38574219</text:p>
          </table:table-cell>
          <table:table-cell office:value-type="float" office:value="5484.29980469">
            <text:p>5484,29980469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532.785705566">
            <text:p>532,785705566</text:p>
          </table:table-cell>
          <table:table-cell office:value-type="float" office:value="882.31427002">
            <text:p>882,31427002</text:p>
          </table:table-cell>
          <table:table-cell office:value-type="float" office:value="1556.90002441">
            <text:p>1556,90002441</text:p>
          </table:table-cell>
          <table:table-cell office:value-type="float" office:value="2924.19995117">
            <text:p>2924,19995117</text:p>
          </table:table-cell>
          <table:table-cell office:value-type="float" office:value="5502.5">
            <text:p>5502,5</text:p>
          </table:table-cell>
        </table:table-row>
        <table:table-row table:style-name="ro1">
          <table:table-cell/>
          <table:table-cell office:value-type="float" office:value="13.5">
            <text:p>13,5</text:p>
          </table:table-cell>
          <table:table-cell office:value-type="float" office:value="536.171447754">
            <text:p>536,171447754</text:p>
          </table:table-cell>
          <table:table-cell office:value-type="float" office:value="892.557128906">
            <text:p>892,557128906</text:p>
          </table:table-cell>
          <table:table-cell office:value-type="float" office:value="1555.01428223">
            <text:p>1555,01428223</text:p>
          </table:table-cell>
          <table:table-cell office:value-type="float" office:value="3042.28564453">
            <text:p>3042,28564453</text:p>
          </table:table-cell>
          <table:table-cell office:value-type="float" office:value="5525.12841797">
            <text:p>5525,1284179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519.342834473">
            <text:p>519,342834473</text:p>
          </table:table-cell>
          <table:table-cell office:value-type="float" office:value="899.657165527">
            <text:p>899,657165527</text:p>
          </table:table-cell>
          <table:table-cell office:value-type="float" office:value="1558.57141113">
            <text:p>1558,57141113</text:p>
          </table:table-cell>
          <table:table-cell office:value-type="float" office:value="2999.75708008">
            <text:p>2999,75708008</text:p>
          </table:table-cell>
          <table:table-cell office:value-type="float" office:value="5563.02880859">
            <text:p>5563,02880859</text:p>
          </table:table-cell>
        </table:table-row>
        <table:table-row table:style-name="ro1">
          <table:table-cell/>
          <table:table-cell office:value-type="float" office:value="14.5">
            <text:p>14,5</text:p>
          </table:table-cell>
          <table:table-cell office:value-type="float" office:value="546.014282227">
            <text:p>546,014282227</text:p>
          </table:table-cell>
          <table:table-cell office:value-type="float" office:value="889.971435547">
            <text:p>889,971435547</text:p>
          </table:table-cell>
          <table:table-cell office:value-type="float" office:value="1544.38574219">
            <text:p>1544,38574219</text:p>
          </table:table-cell>
          <table:table-cell office:value-type="float" office:value="2897.0715332">
            <text:p>2897,0715332</text:p>
          </table:table-cell>
          <table:table-cell office:value-type="float" office:value="5388.54296875">
            <text:p>5388,5429687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532.471435547">
            <text:p>532,471435547</text:p>
          </table:table-cell>
          <table:table-cell office:value-type="float" office:value="879.714294434">
            <text:p>879,714294434</text:p>
          </table:table-cell>
          <table:table-cell office:value-type="float" office:value="1565.5">
            <text:p>1565,5</text:p>
          </table:table-cell>
          <table:table-cell office:value-type="float" office:value="2961.85717773">
            <text:p>2961,85717773</text:p>
          </table:table-cell>
          <table:table-cell office:value-type="float" office:value="5542.38574219">
            <text:p>5542,38574219</text:p>
          </table:table-cell>
        </table:table-row>
        <table:table-row table:style-name="ro1">
          <table:table-cell/>
          <table:table-cell office:value-type="float" office:value="15.5">
            <text:p>15,5</text:p>
          </table:table-cell>
          <table:table-cell office:value-type="float" office:value="535.54284668">
            <text:p>535,54284668</text:p>
          </table:table-cell>
          <table:table-cell office:value-type="float" office:value="886.614257813">
            <text:p>886,614257813</text:p>
          </table:table-cell>
          <table:table-cell office:value-type="float" office:value="1570.30004883">
            <text:p>1570,30004883</text:p>
          </table:table-cell>
          <table:table-cell office:value-type="float" office:value="2986.5715332">
            <text:p>2986,5715332</text:p>
          </table:table-cell>
          <table:table-cell office:value-type="float" office:value="5610.38574219">
            <text:p>5610,3857421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52.057128906">
            <text:p>552,057128906</text:p>
          </table:table-cell>
          <table:table-cell office:value-type="float" office:value="878.914306641">
            <text:p>878,914306641</text:p>
          </table:table-cell>
          <table:table-cell office:value-type="float" office:value="1597.04284668">
            <text:p>1597,04284668</text:p>
          </table:table-cell>
          <table:table-cell office:value-type="float" office:value="3004.24291992">
            <text:p>3004,24291992</text:p>
          </table:table-cell>
          <table:table-cell office:value-type="float" office:value="5493.70019531">
            <text:p>5493,70019531</text:p>
          </table:table-cell>
        </table:table-row>
        <table:table-row table:style-name="ro1">
          <table:table-cell/>
          <table:table-cell office:value-type="float" office:value="16.5">
            <text:p>16,5</text:p>
          </table:table-cell>
          <table:table-cell office:value-type="float" office:value="523.142883301">
            <text:p>523,142883301</text:p>
          </table:table-cell>
          <table:table-cell office:value-type="float" office:value="903.928588867">
            <text:p>903,928588867</text:p>
          </table:table-cell>
          <table:table-cell office:value-type="float" office:value="1539.48571777">
            <text:p>1539,48571777</text:p>
          </table:table-cell>
          <table:table-cell office:value-type="float" office:value="3044.67138672">
            <text:p>3044,67138672</text:p>
          </table:table-cell>
          <table:table-cell office:value-type="float" office:value="5421.57128906">
            <text:p>5421,57128906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532.885742188">
            <text:p>532,885742188</text:p>
          </table:table-cell>
          <table:table-cell office:value-type="float" office:value="886">
            <text:p>886</text:p>
          </table:table-cell>
          <table:table-cell office:value-type="float" office:value="1542.77148438">
            <text:p>1542,77148438</text:p>
          </table:table-cell>
          <table:table-cell office:value-type="float" office:value="2959.55712891">
            <text:p>2959,55712891</text:p>
          </table:table-cell>
          <table:table-cell office:value-type="float" office:value="5561.35693359">
            <text:p>5561,35693359</text:p>
          </table:table-cell>
        </table:table-row>
        <table:table-row table:style-name="ro1">
          <table:table-cell/>
          <table:table-cell office:value-type="float" office:value="17.5">
            <text:p>17,5</text:p>
          </table:table-cell>
          <table:table-cell office:value-type="float" office:value="527.72857666">
            <text:p>527,72857666</text:p>
          </table:table-cell>
          <table:table-cell office:value-type="float" office:value="865.214294434">
            <text:p>865,214294434</text:p>
          </table:table-cell>
          <table:table-cell office:value-type="float" office:value="1536.48571777">
            <text:p>1536,48571777</text:p>
          </table:table-cell>
          <table:table-cell office:value-type="float" office:value="3005.52856445">
            <text:p>3005,52856445</text:p>
          </table:table-cell>
          <table:table-cell office:value-type="float" office:value="5651.07128906">
            <text:p>5651,07128906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537.242858887">
            <text:p>537,242858887</text:p>
          </table:table-cell>
          <table:table-cell office:value-type="float" office:value="895.571411133">
            <text:p>895,571411133</text:p>
          </table:table-cell>
          <table:table-cell office:value-type="float" office:value="1535.37145996">
            <text:p>1535,37145996</text:p>
          </table:table-cell>
          <table:table-cell office:value-type="float" office:value="2868.60009766">
            <text:p>2868,60009766</text:p>
          </table:table-cell>
          <table:table-cell office:value-type="float" office:value="5457.89990234">
            <text:p>5457,89990234</text:p>
          </table:table-cell>
        </table:table-row>
        <table:table-row table:style-name="ro1">
          <table:table-cell/>
          <table:table-cell office:value-type="float" office:value="18.5">
            <text:p>18,5</text:p>
          </table:table-cell>
          <table:table-cell office:value-type="float" office:value="532.885742188">
            <text:p>532,885742188</text:p>
          </table:table-cell>
          <table:table-cell office:value-type="float" office:value="910.657165527">
            <text:p>910,657165527</text:p>
          </table:table-cell>
          <table:table-cell office:value-type="float" office:value="1500.22851563">
            <text:p>1500,22851563</text:p>
          </table:table-cell>
          <table:table-cell office:value-type="float" office:value="2948.55712891">
            <text:p>2948,55712891</text:p>
          </table:table-cell>
          <table:table-cell office:value-type="float" office:value="5423.25732422">
            <text:p>5423,2573242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539.857116699">
            <text:p>539,857116699</text:p>
          </table:table-cell>
          <table:table-cell office:value-type="float" office:value="898.085693359">
            <text:p>898,085693359</text:p>
          </table:table-cell>
          <table:table-cell office:value-type="float" office:value="1520.08569336">
            <text:p>1520,08569336</text:p>
          </table:table-cell>
          <table:table-cell office:value-type="float" office:value="2916.19995117">
            <text:p>2916,19995117</text:p>
          </table:table-cell>
          <table:table-cell office:value-type="float" office:value="5586.18554688">
            <text:p>5586,18554688</text:p>
          </table:table-cell>
        </table:table-row>
        <table:table-row table:style-name="ro1">
          <table:table-cell/>
          <table:table-cell office:value-type="float" office:value="19.5">
            <text:p>19,5</text:p>
          </table:table-cell>
          <table:table-cell office:value-type="float" office:value="527.514282227">
            <text:p>527,514282227</text:p>
          </table:table-cell>
          <table:table-cell office:value-type="float" office:value="892.04284668">
            <text:p>892,04284668</text:p>
          </table:table-cell>
          <table:table-cell office:value-type="float" office:value="1579.30004883">
            <text:p>1579,30004883</text:p>
          </table:table-cell>
          <table:table-cell office:value-type="float" office:value="2967.55712891">
            <text:p>2967,55712891</text:p>
          </table:table-cell>
          <table:table-cell office:value-type="float" office:value="5589.81445313">
            <text:p>5589,8144531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533.599975586">
            <text:p>533,599975586</text:p>
          </table:table-cell>
          <table:table-cell office:value-type="float" office:value="898.099975586">
            <text:p>898,099975586</text:p>
          </table:table-cell>
          <table:table-cell office:value-type="float" office:value="1545.62854004">
            <text:p>1545,62854004</text:p>
          </table:table-cell>
          <table:table-cell office:value-type="float" office:value="2974.05712891">
            <text:p>2974,05712891</text:p>
          </table:table-cell>
          <table:table-cell office:value-type="float" office:value="5497.54296875">
            <text:p>5497,54296875</text:p>
          </table:table-cell>
        </table:table-row>
        <table:table-row table:style-name="ro1">
          <table:table-cell/>
          <table:table-cell office:value-type="float" office:value="20.5">
            <text:p>20,5</text:p>
          </table:table-cell>
          <table:table-cell office:value-type="float" office:value="538.785705566">
            <text:p>538,785705566</text:p>
          </table:table-cell>
          <table:table-cell office:value-type="float" office:value="880.77142334">
            <text:p>880,77142334</text:p>
          </table:table-cell>
          <table:table-cell office:value-type="float" office:value="1550.37145996">
            <text:p>1550,37145996</text:p>
          </table:table-cell>
          <table:table-cell office:value-type="float" office:value="3003.10009766">
            <text:p>3003,10009766</text:p>
          </table:table-cell>
          <table:table-cell office:value-type="float" office:value="5665.84277344">
            <text:p>5665,84277344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540.128601074">
            <text:p>540,128601074</text:p>
          </table:table-cell>
          <table:table-cell office:value-type="float" office:value="885.242858887">
            <text:p>885,242858887</text:p>
          </table:table-cell>
          <table:table-cell office:value-type="float" office:value="1574.55712891">
            <text:p>1574,55712891</text:p>
          </table:table-cell>
          <table:table-cell office:value-type="float" office:value="2966.65722656">
            <text:p>2966,65722656</text:p>
          </table:table-cell>
          <table:table-cell office:value-type="float" office:value="5278.95703125">
            <text:p>5278,95703125</text:p>
          </table:table-cell>
        </table:table-row>
        <table:table-row table:style-name="ro1">
          <table:table-cell/>
          <table:table-cell office:value-type="float" office:value="21.5">
            <text:p>21,5</text:p>
          </table:table-cell>
          <table:table-cell office:value-type="float" office:value="526.242858887">
            <text:p>526,242858887</text:p>
          </table:table-cell>
          <table:table-cell office:value-type="float" office:value="898.742858887">
            <text:p>898,742858887</text:p>
          </table:table-cell>
          <table:table-cell office:value-type="float" office:value="1566.91430664">
            <text:p>1566,91430664</text:p>
          </table:table-cell>
          <table:table-cell office:value-type="float" office:value="2941.18579102">
            <text:p>2941,18579102</text:p>
          </table:table-cell>
          <table:table-cell office:value-type="float" office:value="5484.17138672">
            <text:p>5484,1713867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539.757141113">
            <text:p>539,757141113</text:p>
          </table:table-cell>
          <table:table-cell office:value-type="float" office:value="879.485717773">
            <text:p>879,485717773</text:p>
          </table:table-cell>
          <table:table-cell office:value-type="float" office:value="1536.65710449">
            <text:p>1536,65710449</text:p>
          </table:table-cell>
          <table:table-cell office:value-type="float" office:value="3002.24291992">
            <text:p>3002,24291992</text:p>
          </table:table-cell>
          <table:table-cell office:value-type="float" office:value="5525.79980469">
            <text:p>5525,79980469</text:p>
          </table:table-cell>
        </table:table-row>
        <table:table-row table:style-name="ro1">
          <table:table-cell/>
          <table:table-cell office:value-type="float" office:value="22.5">
            <text:p>22,5</text:p>
          </table:table-cell>
          <table:table-cell office:value-type="float" office:value="532.757141113">
            <text:p>532,757141113</text:p>
          </table:table-cell>
          <table:table-cell office:value-type="float" office:value="891.857116699">
            <text:p>891,857116699</text:p>
          </table:table-cell>
          <table:table-cell office:value-type="float" office:value="1572.15710449">
            <text:p>1572,15710449</text:p>
          </table:table-cell>
          <table:table-cell office:value-type="float" office:value="2947.25708008">
            <text:p>2947,25708008</text:p>
          </table:table-cell>
          <table:table-cell office:value-type="float" office:value="5398.01416016">
            <text:p>5398,01416016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529.214294434">
            <text:p>529,214294434</text:p>
          </table:table-cell>
          <table:table-cell office:value-type="float" office:value="876.914306641">
            <text:p>876,914306641</text:p>
          </table:table-cell>
          <table:table-cell office:value-type="float" office:value="1500.90002441">
            <text:p>1500,90002441</text:p>
          </table:table-cell>
          <table:table-cell office:value-type="float" office:value="3054">
            <text:p>3054</text:p>
          </table:table-cell>
          <table:table-cell office:value-type="float" office:value="5391.71435547">
            <text:p>5391,71435547</text:p>
          </table:table-cell>
        </table:table-row>
        <table:table-row table:style-name="ro1">
          <table:table-cell/>
          <table:table-cell office:value-type="float" office:value="23.5">
            <text:p>23,5</text:p>
          </table:table-cell>
          <table:table-cell office:value-type="float" office:value="543.971435547">
            <text:p>543,971435547</text:p>
          </table:table-cell>
          <table:table-cell office:value-type="float" office:value="886">
            <text:p>886</text:p>
          </table:table-cell>
          <table:table-cell office:value-type="float" office:value="1565.62854004">
            <text:p>1565,62854004</text:p>
          </table:table-cell>
          <table:table-cell office:value-type="float" office:value="2958.14282227">
            <text:p>2958,14282227</text:p>
          </table:table-cell>
          <table:table-cell office:value-type="float" office:value="5481.71435547">
            <text:p>5481,71435547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34.142883301">
            <text:p>534,142883301</text:p>
          </table:table-cell>
          <table:table-cell office:value-type="float" office:value="899.328552246">
            <text:p>899,328552246</text:p>
          </table:table-cell>
          <table:table-cell office:value-type="float" office:value="1593.09997559">
            <text:p>1593,09997559</text:p>
          </table:table-cell>
          <table:table-cell office:value-type="float" office:value="3036.62866211">
            <text:p>3036,62866211</text:p>
          </table:table-cell>
          <table:table-cell office:value-type="float" office:value="5625.38574219">
            <text:p>5625,38574219</text:p>
          </table:table-cell>
        </table:table-row>
        <table:table-row table:style-name="ro1">
          <table:table-cell/>
          <table:table-cell office:value-type="float" office:value="24.5">
            <text:p>24,5</text:p>
          </table:table-cell>
          <table:table-cell office:value-type="float" office:value="548.45715332">
            <text:p>548,45715332</text:p>
          </table:table-cell>
          <table:table-cell office:value-type="float" office:value="897.028564453">
            <text:p>897,028564453</text:p>
          </table:table-cell>
          <table:table-cell office:value-type="float" office:value="1536.80004883">
            <text:p>1536,80004883</text:p>
          </table:table-cell>
          <table:table-cell office:value-type="float" office:value="2968.31420898">
            <text:p>2968,31420898</text:p>
          </table:table-cell>
          <table:table-cell office:value-type="float" office:value="5511.65722656">
            <text:p>5511,65722656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529.928588867">
            <text:p>529,928588867</text:p>
          </table:table-cell>
          <table:table-cell office:value-type="float" office:value="882.77142334">
            <text:p>882,77142334</text:p>
          </table:table-cell>
          <table:table-cell office:value-type="float" office:value="1529.95715332">
            <text:p>1529,95715332</text:p>
          </table:table-cell>
          <table:table-cell office:value-type="float" office:value="2859.39990234">
            <text:p>2859,39990234</text:p>
          </table:table-cell>
          <table:table-cell office:value-type="float" office:value="5621.22851563">
            <text:p>5621,22851563</text:p>
          </table:table-cell>
        </table:table-row>
        <table:table-row table:style-name="ro1">
          <table:table-cell/>
          <table:table-cell office:value-type="float" office:value="25.5">
            <text:p>25,5</text:p>
          </table:table-cell>
          <table:table-cell office:value-type="float" office:value="553.214294434">
            <text:p>553,214294434</text:p>
          </table:table-cell>
          <table:table-cell office:value-type="float" office:value="883.599975586">
            <text:p>883,599975586</text:p>
          </table:table-cell>
          <table:table-cell office:value-type="float" office:value="1545.82861328">
            <text:p>1545,82861328</text:p>
          </table:table-cell>
          <table:table-cell office:value-type="float" office:value="2961.69995117">
            <text:p>2961,69995117</text:p>
          </table:table-cell>
          <table:table-cell office:value-type="float" office:value="5489.24267578">
            <text:p>5489,24267578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537.557128906">
            <text:p>537,557128906</text:p>
          </table:table-cell>
          <table:table-cell office:value-type="float" office:value="888.700012207">
            <text:p>888,700012207</text:p>
          </table:table-cell>
          <table:table-cell office:value-type="float" office:value="1525.64282227">
            <text:p>1525,64282227</text:p>
          </table:table-cell>
          <table:table-cell office:value-type="float" office:value="2937.11425781">
            <text:p>2937,11425781</text:p>
          </table:table-cell>
          <table:table-cell office:value-type="float" office:value="5396.34277344">
            <text:p>5396,34277344</text:p>
          </table:table-cell>
        </table:table-row>
        <table:table-row table:style-name="ro1">
          <table:table-cell/>
          <table:table-cell office:value-type="float" office:value="26.5">
            <text:p>26,5</text:p>
          </table:table-cell>
          <table:table-cell office:value-type="float" office:value="521.414306641">
            <text:p>521,414306641</text:p>
          </table:table-cell>
          <table:table-cell office:value-type="float" office:value="898.285705566">
            <text:p>898,285705566</text:p>
          </table:table-cell>
          <table:table-cell office:value-type="float" office:value="1556.40002441">
            <text:p>1556,40002441</text:p>
          </table:table-cell>
          <table:table-cell office:value-type="float" office:value="3022.04296875">
            <text:p>3022,04296875</text:p>
          </table:table-cell>
          <table:table-cell office:value-type="float" office:value="5518.65722656">
            <text:p>5518,6572265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36.54284668">
            <text:p>536,54284668</text:p>
          </table:table-cell>
          <table:table-cell office:value-type="float" office:value="874.45715332">
            <text:p>874,45715332</text:p>
          </table:table-cell>
          <table:table-cell office:value-type="float" office:value="1561.59997559">
            <text:p>1561,59997559</text:p>
          </table:table-cell>
          <table:table-cell office:value-type="float" office:value="2984.84277344">
            <text:p>2984,84277344</text:p>
          </table:table-cell>
          <table:table-cell office:value-type="float" office:value="5468.92871094">
            <text:p>5468,92871094</text:p>
          </table:table-cell>
        </table:table-row>
        <table:table-row table:style-name="ro1">
          <table:table-cell/>
          <table:table-cell office:value-type="float" office:value="27.5">
            <text:p>27,5</text:p>
          </table:table-cell>
          <table:table-cell office:value-type="float" office:value="531.04284668">
            <text:p>531,04284668</text:p>
          </table:table-cell>
          <table:table-cell office:value-type="float" office:value="893.985717773">
            <text:p>893,985717773</text:p>
          </table:table-cell>
          <table:table-cell office:value-type="float" office:value="1541.72851563">
            <text:p>1541,72851563</text:p>
          </table:table-cell>
          <table:table-cell office:value-type="float" office:value="3019.5">
            <text:p>3019,5</text:p>
          </table:table-cell>
          <table:table-cell office:value-type="float" office:value="5618.65722656">
            <text:p>5618,65722656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540.285705566">
            <text:p>540,285705566</text:p>
          </table:table-cell>
          <table:table-cell office:value-type="float" office:value="885.057128906">
            <text:p>885,057128906</text:p>
          </table:table-cell>
          <table:table-cell office:value-type="float" office:value="1591.19995117">
            <text:p>1591,19995117</text:p>
          </table:table-cell>
          <table:table-cell office:value-type="float" office:value="2920.87133789">
            <text:p>2920,87133789</text:p>
          </table:table-cell>
          <table:table-cell office:value-type="float" office:value="5460.72851563">
            <text:p>5460,72851563</text:p>
          </table:table-cell>
        </table:table-row>
        <table:table-row table:style-name="ro1">
          <table:table-cell/>
          <table:table-cell office:value-type="float" office:value="28.5">
            <text:p>28,5</text:p>
          </table:table-cell>
          <table:table-cell office:value-type="float" office:value="540.31427002">
            <text:p>540,31427002</text:p>
          </table:table-cell>
          <table:table-cell office:value-type="float" office:value="873.757141113">
            <text:p>873,757141113</text:p>
          </table:table-cell>
          <table:table-cell office:value-type="float" office:value="1559.90002441">
            <text:p>1559,90002441</text:p>
          </table:table-cell>
          <table:table-cell office:value-type="float" office:value="2921.91430664">
            <text:p>2921,91430664</text:p>
          </table:table-cell>
          <table:table-cell office:value-type="float" office:value="5548.9140625">
            <text:p>5548,9140625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539.299987793">
            <text:p>539,299987793</text:p>
          </table:table-cell>
          <table:table-cell office:value-type="float" office:value="883.72857666">
            <text:p>883,72857666</text:p>
          </table:table-cell>
          <table:table-cell office:value-type="float" office:value="1559.2857666">
            <text:p>1559,2857666</text:p>
          </table:table-cell>
          <table:table-cell office:value-type="float" office:value="2881.67138672">
            <text:p>2881,67138672</text:p>
          </table:table-cell>
          <table:table-cell office:value-type="float" office:value="5442.77148438">
            <text:p>5442,77148438</text:p>
          </table:table-cell>
        </table:table-row>
        <table:table-row table:style-name="ro1">
          <table:table-cell/>
          <table:table-cell office:value-type="float" office:value="29.5">
            <text:p>29,5</text:p>
          </table:table-cell>
          <table:table-cell office:value-type="float" office:value="534.128601074">
            <text:p>534,128601074</text:p>
          </table:table-cell>
          <table:table-cell office:value-type="float" office:value="906.842834473">
            <text:p>906,842834473</text:p>
          </table:table-cell>
          <table:table-cell office:value-type="float" office:value="1569.15710449">
            <text:p>1569,15710449</text:p>
          </table:table-cell>
          <table:table-cell office:value-type="float" office:value="2962.11425781">
            <text:p>2962,11425781</text:p>
          </table:table-cell>
          <table:table-cell office:value-type="float" office:value="5494.20019531">
            <text:p>5494,2001953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523.928588867">
            <text:p>523,928588867</text:p>
          </table:table-cell>
          <table:table-cell office:value-type="float" office:value="886.428588867">
            <text:p>886,428588867</text:p>
          </table:table-cell>
          <table:table-cell office:value-type="float" office:value="1590.87145996">
            <text:p>1590,87145996</text:p>
          </table:table-cell>
          <table:table-cell office:value-type="float" office:value="2918.05712891">
            <text:p>2918,05712891</text:p>
          </table:table-cell>
          <table:table-cell office:value-type="float" office:value="5494.78564453">
            <text:p>5494,78564453</text:p>
          </table:table-cell>
        </table:table-row>
        <table:table-row table:style-name="ro1">
          <table:table-cell/>
          <table:table-cell office:value-type="float" office:value="30.5">
            <text:p>30,5</text:p>
          </table:table-cell>
          <table:table-cell office:value-type="float" office:value="536.242858887">
            <text:p>536,242858887</text:p>
          </table:table-cell>
          <table:table-cell office:value-type="float" office:value="876.45715332">
            <text:p>876,45715332</text:p>
          </table:table-cell>
          <table:table-cell office:value-type="float" office:value="1564.07141113">
            <text:p>1564,07141113</text:p>
          </table:table-cell>
          <table:table-cell office:value-type="float" office:value="2983.61425781">
            <text:p>2983,61425781</text:p>
          </table:table-cell>
          <table:table-cell office:value-type="float" office:value="5283.27148438">
            <text:p>5283,27148438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527.914306641">
            <text:p>527,914306641</text:p>
          </table:table-cell>
          <table:table-cell office:value-type="float" office:value="894.985717773">
            <text:p>894,985717773</text:p>
          </table:table-cell>
          <table:table-cell office:value-type="float" office:value="1537.77148438">
            <text:p>1537,77148438</text:p>
          </table:table-cell>
          <table:table-cell office:value-type="float" office:value="3006.08569336">
            <text:p>3006,08569336</text:p>
          </table:table-cell>
          <table:table-cell office:value-type="float" office:value="5489.44287109">
            <text:p>5489,44287109</text:p>
          </table:table-cell>
        </table:table-row>
        <table:table-row table:style-name="ro1">
          <table:table-cell/>
          <table:table-cell office:value-type="float" office:value="31.5">
            <text:p>31,5</text:p>
          </table:table-cell>
          <table:table-cell office:value-type="float" office:value="523.442871094">
            <text:p>523,442871094</text:p>
          </table:table-cell>
          <table:table-cell office:value-type="float" office:value="897.028564453">
            <text:p>897,028564453</text:p>
          </table:table-cell>
          <table:table-cell office:value-type="float" office:value="1562.15710449">
            <text:p>1562,15710449</text:p>
          </table:table-cell>
          <table:table-cell office:value-type="float" office:value="2929.81420898">
            <text:p>2929,81420898</text:p>
          </table:table-cell>
          <table:table-cell office:value-type="float" office:value="5421.62841797">
            <text:p>5421,6284179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540.842834473">
            <text:p>540,842834473</text:p>
          </table:table-cell>
          <table:table-cell office:value-type="float" office:value="870.31427002">
            <text:p>870,31427002</text:p>
          </table:table-cell>
          <table:table-cell office:value-type="float" office:value="1553.85717773">
            <text:p>1553,85717773</text:p>
          </table:table-cell>
          <table:table-cell office:value-type="float" office:value="2929.4284668">
            <text:p>2929,4284668</text:p>
          </table:table-cell>
          <table:table-cell office:value-type="float" office:value="5684.04296875">
            <text:p>5684,04296875</text:p>
          </table:table-cell>
        </table:table-row>
        <table:table-row table:style-name="ro1">
          <table:table-cell/>
          <table:table-cell office:value-type="float" office:value="32.5">
            <text:p>32,5</text:p>
          </table:table-cell>
          <table:table-cell office:value-type="float" office:value="532.028564453">
            <text:p>532,028564453</text:p>
          </table:table-cell>
          <table:table-cell office:value-type="float" office:value="865.085693359">
            <text:p>865,085693359</text:p>
          </table:table-cell>
          <table:table-cell office:value-type="float" office:value="1542.38574219">
            <text:p>1542,38574219</text:p>
          </table:table-cell>
          <table:table-cell office:value-type="float" office:value="2987.30004883">
            <text:p>2987,30004883</text:p>
          </table:table-cell>
          <table:table-cell office:value-type="float" office:value="5423.4140625">
            <text:p>5423,4140625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535.214294434">
            <text:p>535,214294434</text:p>
          </table:table-cell>
          <table:table-cell office:value-type="float" office:value="894.157165527">
            <text:p>894,157165527</text:p>
          </table:table-cell>
          <table:table-cell office:value-type="float" office:value="1541">
            <text:p>1541</text:p>
          </table:table-cell>
          <table:table-cell office:value-type="float" office:value="3046.85717773">
            <text:p>3046,85717773</text:p>
          </table:table-cell>
          <table:table-cell office:value-type="float" office:value="5382.71435547">
            <text:p>5382,71435547</text:p>
          </table:table-cell>
        </table:table-row>
        <table:table-row table:style-name="ro1">
          <table:table-cell/>
          <table:table-cell office:value-type="float" office:value="33.5">
            <text:p>33,5</text:p>
          </table:table-cell>
          <table:table-cell office:value-type="float" office:value="537.114257813">
            <text:p>537,114257813</text:p>
          </table:table-cell>
          <table:table-cell office:value-type="float" office:value="898.04284668">
            <text:p>898,04284668</text:p>
          </table:table-cell>
          <table:table-cell office:value-type="float" office:value="1546.59997559">
            <text:p>1546,59997559</text:p>
          </table:table-cell>
          <table:table-cell office:value-type="float" office:value="2985.10009766">
            <text:p>2985,10009766</text:p>
          </table:table-cell>
          <table:table-cell office:value-type="float" office:value="5640.37158203">
            <text:p>5640,3715820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549.085693359">
            <text:p>549,085693359</text:p>
          </table:table-cell>
          <table:table-cell office:value-type="float" office:value="898.799987793">
            <text:p>898,799987793</text:p>
          </table:table-cell>
          <table:table-cell office:value-type="float" office:value="1548.57141113">
            <text:p>1548,57141113</text:p>
          </table:table-cell>
          <table:table-cell office:value-type="float" office:value="2944.58569336">
            <text:p>2944,58569336</text:p>
          </table:table-cell>
          <table:table-cell office:value-type="float" office:value="5319.35693359">
            <text:p>5319,35693359</text:p>
          </table:table-cell>
        </table:table-row>
        <table:table-row table:style-name="ro1">
          <table:table-cell/>
          <table:table-cell office:value-type="float" office:value="34.5">
            <text:p>34,5</text:p>
          </table:table-cell>
          <table:table-cell office:value-type="float" office:value="526.657165527">
            <text:p>526,657165527</text:p>
          </table:table-cell>
          <table:table-cell office:value-type="float" office:value="871.599975586">
            <text:p>871,599975586</text:p>
          </table:table-cell>
          <table:table-cell office:value-type="float" office:value="1551.31433105">
            <text:p>1551,31433105</text:p>
          </table:table-cell>
          <table:table-cell office:value-type="float" office:value="2967.45703125">
            <text:p>2967,45703125</text:p>
          </table:table-cell>
          <table:table-cell office:value-type="float" office:value="5519.92871094">
            <text:p>5519,92871094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542.200012207">
            <text:p>542,200012207</text:p>
          </table:table-cell>
          <table:table-cell office:value-type="float" office:value="892.342834473">
            <text:p>892,342834473</text:p>
          </table:table-cell>
          <table:table-cell office:value-type="float" office:value="1558.18566895">
            <text:p>1558,18566895</text:p>
          </table:table-cell>
          <table:table-cell office:value-type="float" office:value="2978.54296875">
            <text:p>2978,54296875</text:p>
          </table:table-cell>
          <table:table-cell office:value-type="float" office:value="5404.60009766">
            <text:p>5404,60009766</text:p>
          </table:table-cell>
        </table:table-row>
        <table:table-row table:style-name="ro1">
          <table:table-cell/>
          <table:table-cell office:value-type="float" office:value="35.5">
            <text:p>35,5</text:p>
          </table:table-cell>
          <table:table-cell office:value-type="float" office:value="532.385742188">
            <text:p>532,385742188</text:p>
          </table:table-cell>
          <table:table-cell office:value-type="float" office:value="892.81427002">
            <text:p>892,81427002</text:p>
          </table:table-cell>
          <table:table-cell office:value-type="float" office:value="1534.40002441">
            <text:p>1534,40002441</text:p>
          </table:table-cell>
          <table:table-cell office:value-type="float" office:value="2897.45703125">
            <text:p>2897,45703125</text:p>
          </table:table-cell>
          <table:table-cell office:value-type="float" office:value="5409.24267578">
            <text:p>5409,24267578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541.54284668">
            <text:p>541,54284668</text:p>
          </table:table-cell>
          <table:table-cell office:value-type="float" office:value="879.671447754">
            <text:p>879,671447754</text:p>
          </table:table-cell>
          <table:table-cell office:value-type="float" office:value="1545.02856445">
            <text:p>1545,02856445</text:p>
          </table:table-cell>
          <table:table-cell office:value-type="float" office:value="2949.44287109">
            <text:p>2949,44287109</text:p>
          </table:table-cell>
          <table:table-cell office:value-type="float" office:value="5371.24267578">
            <text:p>5371,24267578</text:p>
          </table:table-cell>
        </table:table-row>
        <table:table-row table:style-name="ro1">
          <table:table-cell/>
          <table:table-cell office:value-type="float" office:value="36.5">
            <text:p>36,5</text:p>
          </table:table-cell>
          <table:table-cell office:value-type="float" office:value="537.142883301">
            <text:p>537,142883301</text:p>
          </table:table-cell>
          <table:table-cell office:value-type="float" office:value="881.014282227">
            <text:p>881,014282227</text:p>
          </table:table-cell>
          <table:table-cell office:value-type="float" office:value="1555.27148438">
            <text:p>1555,27148438</text:p>
          </table:table-cell>
          <table:table-cell office:value-type="float" office:value="2938.4855957">
            <text:p>2938,4855957</text:p>
          </table:table-cell>
          <table:table-cell office:value-type="float" office:value="5492.89990234">
            <text:p>5492,89990234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529.028564453">
            <text:p>529,028564453</text:p>
          </table:table-cell>
          <table:table-cell office:value-type="float" office:value="900.485717773">
            <text:p>900,485717773</text:p>
          </table:table-cell>
          <table:table-cell office:value-type="float" office:value="1582.18566895">
            <text:p>1582,18566895</text:p>
          </table:table-cell>
          <table:table-cell office:value-type="float" office:value="2958.32861328">
            <text:p>2958,32861328</text:p>
          </table:table-cell>
          <table:table-cell office:value-type="float" office:value="5545.47119141">
            <text:p>5545,47119141</text:p>
          </table:table-cell>
        </table:table-row>
        <table:table-row table:style-name="ro1">
          <table:table-cell/>
          <table:table-cell office:value-type="float" office:value="37.5">
            <text:p>37,5</text:p>
          </table:table-cell>
          <table:table-cell office:value-type="float" office:value="531.77142334">
            <text:p>531,77142334</text:p>
          </table:table-cell>
          <table:table-cell office:value-type="float" office:value="864.085693359">
            <text:p>864,085693359</text:p>
          </table:table-cell>
          <table:table-cell office:value-type="float" office:value="1504.02856445">
            <text:p>1504,02856445</text:p>
          </table:table-cell>
          <table:table-cell office:value-type="float" office:value="2949">
            <text:p>2949</text:p>
          </table:table-cell>
          <table:table-cell office:value-type="float" office:value="5409.4140625">
            <text:p>5409,4140625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543.299987793">
            <text:p>543,299987793</text:p>
          </table:table-cell>
          <table:table-cell office:value-type="float" office:value="887.285705566">
            <text:p>887,285705566</text:p>
          </table:table-cell>
          <table:table-cell office:value-type="float" office:value="1548.82861328">
            <text:p>1548,82861328</text:p>
          </table:table-cell>
          <table:table-cell office:value-type="float" office:value="2923.60009766">
            <text:p>2923,60009766</text:p>
          </table:table-cell>
          <table:table-cell office:value-type="float" office:value="5530.89990234">
            <text:p>5530,89990234</text:p>
          </table:table-cell>
        </table:table-row>
        <table:table-row table:style-name="ro1">
          <table:table-cell/>
          <table:table-cell office:value-type="float" office:value="38.5">
            <text:p>38,5</text:p>
          </table:table-cell>
          <table:table-cell office:value-type="float" office:value="533.77142334">
            <text:p>533,77142334</text:p>
          </table:table-cell>
          <table:table-cell office:value-type="float" office:value="876.757141113">
            <text:p>876,757141113</text:p>
          </table:table-cell>
          <table:table-cell office:value-type="float" office:value="1488.87145996">
            <text:p>1488,87145996</text:p>
          </table:table-cell>
          <table:table-cell office:value-type="float" office:value="2987.35717773">
            <text:p>2987,35717773</text:p>
          </table:table-cell>
          <table:table-cell office:value-type="float" office:value="5471.81445313">
            <text:p>5471,81445313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532.528564453">
            <text:p>532,528564453</text:p>
          </table:table-cell>
          <table:table-cell office:value-type="float" office:value="875.31427002">
            <text:p>875,31427002</text:p>
          </table:table-cell>
          <table:table-cell office:value-type="float" office:value="1578.64282227">
            <text:p>1578,64282227</text:p>
          </table:table-cell>
          <table:table-cell office:value-type="float" office:value="2943.75708008">
            <text:p>2943,75708008</text:p>
          </table:table-cell>
          <table:table-cell office:value-type="float" office:value="5527.84277344">
            <text:p>5527,84277344</text:p>
          </table:table-cell>
        </table:table-row>
        <table:table-row table:style-name="ro1">
          <table:table-cell/>
          <table:table-cell office:value-type="float" office:value="39.5">
            <text:p>39,5</text:p>
          </table:table-cell>
          <table:table-cell office:value-type="float" office:value="552.971435547">
            <text:p>552,971435547</text:p>
          </table:table-cell>
          <table:table-cell office:value-type="float" office:value="875.799987793">
            <text:p>875,799987793</text:p>
          </table:table-cell>
          <table:table-cell office:value-type="float" office:value="1545.15710449">
            <text:p>1545,15710449</text:p>
          </table:table-cell>
          <table:table-cell office:value-type="float" office:value="2989.45703125">
            <text:p>2989,45703125</text:p>
          </table:table-cell>
          <table:table-cell office:value-type="float" office:value="5392.10009766">
            <text:p>5392,10009766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531.628601074">
            <text:p>531,628601074</text:p>
          </table:table-cell>
          <table:table-cell office:value-type="float" office:value="882.528564453">
            <text:p>882,528564453</text:p>
          </table:table-cell>
          <table:table-cell office:value-type="float" office:value="1553.30004883">
            <text:p>1553,30004883</text:p>
          </table:table-cell>
          <table:table-cell office:value-type="float" office:value="2987.32861328">
            <text:p>2987,32861328</text:p>
          </table:table-cell>
          <table:table-cell office:value-type="float" office:value="5322.84277344">
            <text:p>5322,84277344</text:p>
          </table:table-cell>
        </table:table-row>
        <table:table-row table:style-name="ro1">
          <table:table-cell/>
          <table:table-cell office:value-type="float" office:value="40.5">
            <text:p>40,5</text:p>
          </table:table-cell>
          <table:table-cell office:value-type="float" office:value="525.528564453">
            <text:p>525,528564453</text:p>
          </table:table-cell>
          <table:table-cell office:value-type="float" office:value="902.742858887">
            <text:p>902,742858887</text:p>
          </table:table-cell>
          <table:table-cell office:value-type="float" office:value="1531.59997559">
            <text:p>1531,59997559</text:p>
          </table:table-cell>
          <table:table-cell office:value-type="float" office:value="2913.9855957">
            <text:p>2913,9855957</text:p>
          </table:table-cell>
          <table:table-cell office:value-type="float" office:value="5522.07128906">
            <text:p>5522,07128906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539.028564453">
            <text:p>539,028564453</text:p>
          </table:table-cell>
          <table:table-cell office:value-type="float" office:value="882.614257813">
            <text:p>882,614257813</text:p>
          </table:table-cell>
          <table:table-cell office:value-type="float" office:value="1541.95715332">
            <text:p>1541,95715332</text:p>
          </table:table-cell>
          <table:table-cell office:value-type="float" office:value="2942.5715332">
            <text:p>2942,5715332</text:p>
          </table:table-cell>
          <table:table-cell office:value-type="float" office:value="5409.27148438">
            <text:p>5409,27148438</text:p>
          </table:table-cell>
        </table:table-row>
        <table:table-row table:style-name="ro1">
          <table:table-cell/>
          <table:table-cell office:value-type="float" office:value="41.5">
            <text:p>41,5</text:p>
          </table:table-cell>
          <table:table-cell office:value-type="float" office:value="538.342834473">
            <text:p>538,342834473</text:p>
          </table:table-cell>
          <table:table-cell office:value-type="float" office:value="883.971435547">
            <text:p>883,971435547</text:p>
          </table:table-cell>
          <table:table-cell office:value-type="float" office:value="1525.69995117">
            <text:p>1525,69995117</text:p>
          </table:table-cell>
          <table:table-cell office:value-type="float" office:value="2896">
            <text:p>2896</text:p>
          </table:table-cell>
          <table:table-cell office:value-type="float" office:value="5513.75732422">
            <text:p>5513,75732422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523.985717773">
            <text:p>523,985717773</text:p>
          </table:table-cell>
          <table:table-cell office:value-type="float" office:value="876.528564453">
            <text:p>876,528564453</text:p>
          </table:table-cell>
          <table:table-cell office:value-type="float" office:value="1499.74279785">
            <text:p>1499,74279785</text:p>
          </table:table-cell>
          <table:table-cell office:value-type="float" office:value="2879.02856445">
            <text:p>2879,02856445</text:p>
          </table:table-cell>
          <table:table-cell office:value-type="float" office:value="5454.27148438">
            <text:p>5454,27148438</text:p>
          </table:table-cell>
        </table:table-row>
        <table:table-row table:style-name="ro1">
          <table:table-cell/>
          <table:table-cell office:value-type="float" office:value="42.5">
            <text:p>42,5</text:p>
          </table:table-cell>
          <table:table-cell office:value-type="float" office:value="532.799987793">
            <text:p>532,799987793</text:p>
          </table:table-cell>
          <table:table-cell office:value-type="float" office:value="877.95715332">
            <text:p>877,95715332</text:p>
          </table:table-cell>
          <table:table-cell office:value-type="float" office:value="1528.7142334">
            <text:p>1528,7142334</text:p>
          </table:table-cell>
          <table:table-cell office:value-type="float" office:value="2968.4284668">
            <text:p>2968,4284668</text:p>
          </table:table-cell>
          <table:table-cell office:value-type="float" office:value="5548.38574219">
            <text:p>5548,38574219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531.628601074">
            <text:p>531,628601074</text:p>
          </table:table-cell>
          <table:table-cell office:value-type="float" office:value="871.31427002">
            <text:p>871,31427002</text:p>
          </table:table-cell>
          <table:table-cell office:value-type="float" office:value="1516.44287109">
            <text:p>1516,44287109</text:p>
          </table:table-cell>
          <table:table-cell office:value-type="float" office:value="2976.5715332">
            <text:p>2976,5715332</text:p>
          </table:table-cell>
          <table:table-cell office:value-type="float" office:value="5537.79980469">
            <text:p>5537,79980469</text:p>
          </table:table-cell>
        </table:table-row>
        <table:table-row table:style-name="ro1">
          <table:table-cell/>
          <table:table-cell office:value-type="float" office:value="43.5">
            <text:p>43,5</text:p>
          </table:table-cell>
          <table:table-cell office:value-type="float" office:value="527.571411133">
            <text:p>527,571411133</text:p>
          </table:table-cell>
          <table:table-cell office:value-type="float" office:value="895.428588867">
            <text:p>895,428588867</text:p>
          </table:table-cell>
          <table:table-cell office:value-type="float" office:value="1554.64282227">
            <text:p>1554,64282227</text:p>
          </table:table-cell>
          <table:table-cell office:value-type="float" office:value="2990.61425781">
            <text:p>2990,61425781</text:p>
          </table:table-cell>
          <table:table-cell office:value-type="float" office:value="5325.0859375">
            <text:p>5325,0859375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530.45715332">
            <text:p>530,45715332</text:p>
          </table:table-cell>
          <table:table-cell office:value-type="float" office:value="908.414306641">
            <text:p>908,414306641</text:p>
          </table:table-cell>
          <table:table-cell office:value-type="float" office:value="1558">
            <text:p>1558</text:p>
          </table:table-cell>
          <table:table-cell office:value-type="float" office:value="2909.28564453">
            <text:p>2909,28564453</text:p>
          </table:table-cell>
          <table:table-cell office:value-type="float" office:value="5433.14306641">
            <text:p>5433,14306641</text:p>
          </table:table-cell>
        </table:table-row>
        <table:table-row table:style-name="ro1">
          <table:table-cell/>
          <table:table-cell office:value-type="float" office:value="44.5">
            <text:p>44,5</text:p>
          </table:table-cell>
          <table:table-cell office:value-type="float" office:value="542.057128906">
            <text:p>542,057128906</text:p>
          </table:table-cell>
          <table:table-cell office:value-type="float" office:value="882.54284668">
            <text:p>882,54284668</text:p>
          </table:table-cell>
          <table:table-cell office:value-type="float" office:value="1540.84289551">
            <text:p>1540,84289551</text:p>
          </table:table-cell>
          <table:table-cell office:value-type="float" office:value="3081.64282227">
            <text:p>3081,64282227</text:p>
          </table:table-cell>
          <table:table-cell office:value-type="float" office:value="5386.85693359">
            <text:p>5386,85693359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541.22857666">
            <text:p>541,22857666</text:p>
          </table:table-cell>
          <table:table-cell office:value-type="float" office:value="860.799987793">
            <text:p>860,799987793</text:p>
          </table:table-cell>
          <table:table-cell office:value-type="float" office:value="1572.82861328">
            <text:p>1572,82861328</text:p>
          </table:table-cell>
          <table:table-cell office:value-type="float" office:value="2948.77148438">
            <text:p>2948,77148438</text:p>
          </table:table-cell>
          <table:table-cell office:value-type="float" office:value="5402.78564453">
            <text:p>5402,78564453</text:p>
          </table:table-cell>
        </table:table-row>
        <table:table-row table:style-name="ro1">
          <table:table-cell/>
          <table:table-cell office:value-type="float" office:value="45.5">
            <text:p>45,5</text:p>
          </table:table-cell>
          <table:table-cell office:value-type="float" office:value="529.014282227">
            <text:p>529,014282227</text:p>
          </table:table-cell>
          <table:table-cell office:value-type="float" office:value="899.285705566">
            <text:p>899,285705566</text:p>
          </table:table-cell>
          <table:table-cell office:value-type="float" office:value="1552.38574219">
            <text:p>1552,38574219</text:p>
          </table:table-cell>
          <table:table-cell office:value-type="float" office:value="3009">
            <text:p>3009</text:p>
          </table:table-cell>
          <table:table-cell office:value-type="float" office:value="5541.21435547">
            <text:p>5541,21435547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534.614257813">
            <text:p>534,614257813</text:p>
          </table:table-cell>
          <table:table-cell office:value-type="float" office:value="898.328552246">
            <text:p>898,328552246</text:p>
          </table:table-cell>
          <table:table-cell office:value-type="float" office:value="1557.61425781">
            <text:p>1557,61425781</text:p>
          </table:table-cell>
          <table:table-cell office:value-type="float" office:value="2835.87133789">
            <text:p>2835,87133789</text:p>
          </table:table-cell>
          <table:table-cell office:value-type="float" office:value="5732.34277344">
            <text:p>5732,34277344</text:p>
          </table:table-cell>
        </table:table-row>
        <table:table-row table:style-name="ro1">
          <table:table-cell/>
          <table:table-cell office:value-type="float" office:value="46.5">
            <text:p>46,5</text:p>
          </table:table-cell>
          <table:table-cell office:value-type="float" office:value="549.285705566">
            <text:p>549,285705566</text:p>
          </table:table-cell>
          <table:table-cell office:value-type="float" office:value="888.114257813">
            <text:p>888,114257813</text:p>
          </table:table-cell>
          <table:table-cell office:value-type="float" office:value="1572.27148438">
            <text:p>1572,27148438</text:p>
          </table:table-cell>
          <table:table-cell office:value-type="float" office:value="2901.02856445">
            <text:p>2901,02856445</text:p>
          </table:table-cell>
          <table:table-cell office:value-type="float" office:value="5518.27148438">
            <text:p>5518,27148438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529.95715332">
            <text:p>529,95715332</text:p>
          </table:table-cell>
          <table:table-cell office:value-type="float" office:value="881.700012207">
            <text:p>881,700012207</text:p>
          </table:table-cell>
          <table:table-cell office:value-type="float" office:value="1530.14282227">
            <text:p>1530,14282227</text:p>
          </table:table-cell>
          <table:table-cell office:value-type="float" office:value="2924.27148438">
            <text:p>2924,27148438</text:p>
          </table:table-cell>
          <table:table-cell office:value-type="float" office:value="5616.10009766">
            <text:p>5616,10009766</text:p>
          </table:table-cell>
        </table:table-row>
        <table:table-row table:style-name="ro1">
          <table:table-cell/>
          <table:table-cell office:value-type="float" office:value="47.5">
            <text:p>47,5</text:p>
          </table:table-cell>
          <table:table-cell office:value-type="float" office:value="545.242858887">
            <text:p>545,242858887</text:p>
          </table:table-cell>
          <table:table-cell office:value-type="float" office:value="874.371398926">
            <text:p>874,371398926</text:p>
          </table:table-cell>
          <table:table-cell office:value-type="float" office:value="1561.75720215">
            <text:p>1561,75720215</text:p>
          </table:table-cell>
          <table:table-cell office:value-type="float" office:value="2963.27148438">
            <text:p>2963,27148438</text:p>
          </table:table-cell>
          <table:table-cell office:value-type="float" office:value="5551.44287109">
            <text:p>5551,44287109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535">
            <text:p>535</text:p>
          </table:table-cell>
          <table:table-cell office:value-type="float" office:value="866.114257813">
            <text:p>866,114257813</text:p>
          </table:table-cell>
          <table:table-cell office:value-type="float" office:value="1512.64282227">
            <text:p>1512,64282227</text:p>
          </table:table-cell>
          <table:table-cell office:value-type="float" office:value="2896.84277344">
            <text:p>2896,84277344</text:p>
          </table:table-cell>
          <table:table-cell office:value-type="float" office:value="5520.82861328">
            <text:p>5520,82861328</text:p>
          </table:table-cell>
        </table:table-row>
        <table:table-row table:style-name="ro1">
          <table:table-cell/>
          <table:table-cell office:value-type="float" office:value="48.5">
            <text:p>48,5</text:p>
          </table:table-cell>
          <table:table-cell office:value-type="float" office:value="532.828552246">
            <text:p>532,828552246</text:p>
          </table:table-cell>
          <table:table-cell office:value-type="float" office:value="866.071411133">
            <text:p>866,071411133</text:p>
          </table:table-cell>
          <table:table-cell office:value-type="float" office:value="1589.19995117">
            <text:p>1589,19995117</text:p>
          </table:table-cell>
          <table:table-cell office:value-type="float" office:value="2887.34277344">
            <text:p>2887,34277344</text:p>
          </table:table-cell>
          <table:table-cell office:value-type="float" office:value="5434.35693359">
            <text:p>5434,35693359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AVERAGE([.C4:.C97])" office:value-type="float" office:value="536.371885908457">
            <text:p>536,3718859085</text:p>
          </table:table-cell>
          <table:table-cell table:formula="of:=STDEV([.C4:.C97])" office:value-type="float" office:value="7.4651133115785">
            <text:p>7,4651133116</text:p>
          </table:table-cell>
          <table:table-cell table:formula="of:=1/[.D104]^2" office:value-type="float" office:value="0.0179443276948899">
            <text:p>0,01794432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AVERAGE([.D4:.D97])" office:value-type="float" office:value="888.291789602744">
            <text:p>888,2917896027</text:p>
          </table:table-cell>
          <table:table-cell table:formula="of:=STDEV([.D4:.D97])" office:value-type="float" office:value="12.2964877849438">
            <text:p>12,2964877849</text:p>
          </table:table-cell>
          <table:table-cell table:formula="of:=1/[.D105]^2" office:value-type="float" office:value="0.00661359862900169">
            <text:p>0,00661359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AVERAGE([.E4:.E97])" office:value-type="float" office:value="1552.0171768516">
            <text:p>1552,0171768516</text:p>
          </table:table-cell>
          <table:table-cell table:formula="of:=STDEV([.E4:.E97])" office:value-type="float" office:value="23.7727057433909">
            <text:p>23,7727057434</text:p>
          </table:table-cell>
          <table:table-cell table:formula="of:=1/[.D106]^2" office:value-type="float" office:value="0.00176946823427393">
            <text:p>0,00176946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AVERAGE([.F4:.F97])" office:value-type="float" office:value="2964.01990005809">
            <text:p>2964,0199000581</text:p>
          </table:table-cell>
          <table:table-cell table:formula="of:=STDEV([.F4:.F97])" office:value-type="float" office:value="48.123705294827">
            <text:p>48,1237052948</text:p>
          </table:table-cell>
          <table:table-cell table:formula="of:=1/[.D107]^2" office:value-type="float" office:value="0.000431799249238939">
            <text:p>0,00043179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formula="of:=AVERAGE([.G4:.G97])" office:value-type="float" office:value="5508.45255880213">
            <text:p>5508,4525588021</text:p>
          </table:table-cell>
          <table:table-cell table:formula="of:=STDEV([.G4:.G97])" office:value-type="float" office:value="98.3809053830083">
            <text:p>98,380905383</text:p>
          </table:table-cell>
          <table:table-cell table:formula="of:=1/[.D108]^2" office:value-type="float" office:value="0.000103318566057733">
            <text:p>0,0001033186</text:p>
          </table:table-cell>
          <table:table-cell table:number-columns-repeated="2"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9.03.2012</text:date>, <text:time>09:44:2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9T09:44:02</meta:creation-date>
    <meta:editing-duration>PT26S</meta:editing-duration>
    <meta:editing-cycles>2</meta:editing-cycles>
    <meta:generator>LibreOffice/3.4$Linux LibreOffice_project/340m1$Build-502</meta:generator>
    <dc:date>2012-03-09T09:44:24</dc:date>
    <meta:document-statistic meta:table-count="3" meta:cell-count="584" meta:object-count="0"/>
  </office:meta>
</office:document-meta>
</file>